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211.01pt"/>
    </style:style>
    <style:style style:name="co3" style:family="table-column">
      <style:table-column-properties fo:break-before="auto" style:column-width="121.75pt"/>
    </style:style>
    <style:style style:name="co4" style:family="table-column">
      <style:table-column-properties fo:break-before="auto" style:column-width="114.89pt"/>
    </style:style>
    <style:style style:name="co5" style:family="table-column">
      <style:table-column-properties fo:break-before="auto" style:column-width="158.66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230.71pt"/>
    </style:style>
    <style:style style:name="co8" style:family="table-column">
      <style:table-column-properties fo:break-before="auto" style:column-width="222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H SarabunPSK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ไม่ตรง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office:value-type="string" calcext:value-type="string">
            <text:p>เครื่องใช้ไฟฟ้าและอุปกรณ์อิเล็กทรอนิกส์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เครื่องเขียนและอุปกรณ์สำนักงาน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2"/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เพื่อสุขภาพ ความงาม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/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ทำความสะอาดและของใช้ในครัวเรือน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office:value-type="string" calcext:value-type="string">
            <text:p>แม่และเด็ก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/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เครื่องดื่มและขนมขบเคี้ยว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office:value-type="string" calcext:value-type="string">
            <text:p>อาหารแห้ง อาหารกระป๋อง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/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อาหารสด อาหารแช่แข็ง เบเกอรี่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/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สำหรับสัตว์เลี้ยง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office:value-type="string" calcext:value-type="string">
            <text:p>เสื้อผ้าและเครื่องแต่งกาย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/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/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/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/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2"/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/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/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/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/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/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2"/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/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/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/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2"/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ุ๊กตา</text:p>
          </table:table-cell>
          <table:table-cell table:number-columns-repeated="2" table:style-name="ce2" office:value-type="string" calcext:value-type="string">
            <text:p>ไม่พบข้อมูล</text:p>
          </table:table-cell>
          <table:table-cell table:style-name="ce2"/>
          <table:table-cell table:style-name="ce12"/>
          <table:table-cell table:style-name="ce2" office:value-type="string" calcext:value-type="string">
            <text:p>ไม่พบข้อมูล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/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/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/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/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table:number-columns-repeated="3"/>
          <table:table-cell table:style-name="ce12" table:formula="of:=([.E52]/[.D52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style-name="ce2" table:number-columns-repeated="3"/>
          <table:table-cell table:style-name="ce12" table:formula="of:=([.E53]/[.D53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table:number-columns-repeated="3"/>
          <table:table-cell table:style-name="ce12" table:formula="of:=([.E54]/[.D54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table:number-columns-repeated="3"/>
          <table:table-cell table:style-name="ce12" table:formula="of:=([.E55]/[.D55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style-name="ce2" table:number-columns-repeated="3"/>
          <table:table-cell table:style-name="ce12" table:formula="of:=([.E56]/[.D56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table:number-columns-repeated="3"/>
          <table:table-cell table:style-name="ce12" table:formula="of:=([.E57]/[.D57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style-name="ce2" table:number-columns-repeated="3"/>
          <table:table-cell table:style-name="ce12" table:formula="of:=([.E58]/[.D58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style-name="ce2" table:number-columns-repeated="3"/>
          <table:table-cell table:style-name="ce12" table:formula="of:=([.E59]/[.D59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table:number-columns-repeated="3"/>
          <table:table-cell table:style-name="ce12" table:formula="of:=([.E60]/[.D60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1" office:value-type="string" calcext:value-type="string">
            <text:p>กาแฟ</text:p>
          </table:table-cell>
          <table:table-cell table:style-name="ce2" table:number-columns-repeated="3"/>
          <table:table-cell table:style-name="ce12" table:formula="of:=([.E61]/[.D61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table:number-columns-repeated="3"/>
          <table:table-cell table:style-name="ce12" table:formula="of:=([.E62]/[.D62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table:number-columns-repeated="3"/>
          <table:table-cell table:style-name="ce12" table:formula="of:=([.E63]/[.D63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1" office:value-type="string" calcext:value-type="string">
            <text:p>ปลากระป๋อง</text:p>
          </table:table-cell>
          <table:table-cell table:style-name="ce2" table:number-columns-repeated="3"/>
          <table:table-cell table:style-name="ce12" table:formula="of:=([.E64]/[.D64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style-name="ce2" table:number-columns-repeated="3"/>
          <table:table-cell table:style-name="ce12" table:formula="of:=([.E65]/[.D65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้วขาว</text:p>
          </table:table-cell>
          <table:table-cell table:style-name="ce2" table:number-columns-repeated="3"/>
          <table:table-cell table:style-name="ce12" table:formula="of:=([.E66]/[.D66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style-name="ce2" table:number-columns-repeated="3"/>
          <table:table-cell table:style-name="ce12" table:formula="of:=([.E67]/[.D67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style-name="ce2" table:number-columns-repeated="3"/>
          <table:table-cell table:style-name="ce12" table:formula="of:=([.E68]/[.D68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table:number-columns-repeated="3"/>
          <table:table-cell table:style-name="ce12" table:formula="of:=([.E69]/[.D69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style-name="ce2" table:number-columns-repeated="3"/>
          <table:table-cell table:style-name="ce12" table:formula="of:=([.E70]/[.D70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table:number-columns-repeated="3"/>
          <table:table-cell table:style-name="ce12" table:formula="of:=([.E71]/[.D71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table:number-columns-repeated="3"/>
          <table:table-cell table:style-name="ce12" table:formula="of:=([.E72]/[.D72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table:number-columns-repeated="3"/>
          <table:table-cell table:style-name="ce12" table:formula="of:=([.E73]/[.D73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table:number-columns-repeated="3"/>
          <table:table-cell table:style-name="ce12" table:formula="of:=([.E74]/[.D74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table:number-columns-repeated="3"/>
          <table:table-cell table:style-name="ce12" table:formula="of:=([.E75]/[.D75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table:number-columns-repeated="3"/>
          <table:table-cell table:style-name="ce12" table:formula="of:=([.E76]/[.D76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table:number-columns-repeated="3"/>
          <table:table-cell table:style-name="ce12" table:formula="of:=([.E77]/[.D77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ครีม</text:p>
          </table:table-cell>
          <table:table-cell table:style-name="ce2" table:number-columns-repeated="3"/>
          <table:table-cell table:style-name="ce12" table:formula="of:=([.E78]/[.D78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table:number-columns-repeated="3"/>
          <table:table-cell table:style-name="ce12" table:formula="of:=([.E79]/[.D79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table:number-columns-repeated="3"/>
          <table:table-cell table:style-name="ce12" table:formula="of:=([.E80]/[.D80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table:number-columns-repeated="3"/>
          <table:table-cell table:style-name="ce12" table:formula="of:=([.E81]/[.D81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style-name="ce2" table:number-columns-repeated="3"/>
          <table:table-cell table:style-name="ce12" table:formula="of:=([.E82]/[.D82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style-name="ce2" table:number-columns-repeated="3"/>
          <table:table-cell table:style-name="ce12" table:formula="of:=([.E83]/[.D83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style-name="ce2" table:number-columns-repeated="3"/>
          <table:table-cell table:style-name="ce12" table:formula="of:=([.E84]/[.D84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style-name="ce2" table:number-columns-repeated="3"/>
          <table:table-cell table:style-name="ce12" table:formula="of:=([.E85]/[.D85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style-name="ce2" table:number-columns-repeated="3"/>
          <table:table-cell table:style-name="ce12" table:formula="of:=([.E86]/[.D86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table:number-columns-repeated="3"/>
          <table:table-cell table:style-name="ce12" table:formula="of:=([.E87]/[.D87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11" office:value-type="string" calcext:value-type="string">
            <text:p>ถุงเท้า</text:p>
          </table:table-cell>
          <table:table-cell table:style-name="ce2" table:number-columns-repeated="3"/>
          <table:table-cell table:style-name="ce12" table:formula="of:=([.E88]/[.D88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table:number-columns-repeated="3"/>
          <table:table-cell table:style-name="ce12" table:formula="of:=([.E89]/[.D89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/>
          <table:table-cell table:style-name="ce11" office:value-type="string" calcext:value-type="string">
            <text:p>เสื้อนักเรียน</text:p>
          </table:table-cell>
          <table:table-cell table:style-name="ce2" table:number-columns-repeated="3"/>
          <table:table-cell table:style-name="ce12" table:formula="of:=([.E90]/[.D90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11" office:value-type="string" calcext:value-type="string">
            <text:p>กระโปรงนักเรียน</text:p>
          </table:table-cell>
          <table:table-cell table:style-name="ce2" table:number-columns-repeated="3"/>
          <table:table-cell table:style-name="ce12" table:formula="of:=([.E91]/[.D91])*100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22:07:45.021199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32:39.984582552</meta:creation-date>
    <dc:date>2021-07-14T01:02:22.959105818</dc:date>
    <meta:editing-duration>PT3H36M28S</meta:editing-duration>
    <meta:editing-cycles>98</meta:editing-cycles>
    <meta:generator>LibreOffice/6.0.7.3$Linux_X86_64 LibreOffice_project/00m0$Build-3</meta:generator>
    <meta:document-statistic meta:table-count="1" meta:cell-count="406" meta:object-count="0"/>
  </office:meta>
</office:document-meta>
</file>